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weight="bold" officeooo:rsid="00063ce6" officeooo:paragraph-rsid="0009afcc" style:font-weight-asian="bold" style:font-weight-complex="bold"/>
    </style:style>
    <style:style style:name="P2" style:family="paragraph" style:parent-style-name="Standard">
      <style:text-properties style:font-name="Calibri" fo:font-weight="bold" officeooo:paragraph-rsid="0009afcc" style:font-weight-asian="bold" style:font-weight-complex="bold"/>
    </style:style>
    <style:style style:name="P3" style:family="paragraph" style:parent-style-name="Standard">
      <style:text-properties style:font-name="Calibri" officeooo:rsid="00063ce6" officeooo:paragraph-rsid="0009afcc"/>
    </style:style>
    <style:style style:name="P4" style:family="paragraph" style:parent-style-name="Standard">
      <style:text-properties style:font-name="Calibri" officeooo:paragraph-rsid="0009afcc"/>
    </style:style>
    <style:style style:name="P5" style:family="paragraph" style:parent-style-name="Standard">
      <style:text-properties officeooo:paragraph-rsid="0009afcc"/>
    </style:style>
    <style:style style:name="T1" style:family="text">
      <style:text-properties style:font-name="Calibri" fo:font-weight="bold" officeooo:rsid="00063ce6" style:font-weight-asian="bold" style:font-weight-complex="bold"/>
    </style:style>
    <style:style style:name="T2" style:family="text">
      <style:text-properties officeooo:rsid="000870f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5970f" style:font-weight-asian="bold" style:font-weight-complex="bold"/>
    </style:style>
    <style:style style:name="T5" style:family="text">
      <style:text-properties officeooo:rsid="0005970f"/>
    </style:style>
    <style:style style:name="T6" style:family="text">
      <style:text-properties officeooo:rsid="0006bbc5"/>
    </style:style>
    <style:style style:name="T7" style:family="text">
      <style:text-properties officeooo:rsid="000a6011"/>
    </style:style>
    <style:style style:name="T8" style:family="text">
      <style:text-properties officeooo:rsid="000e21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 branche <text:span text:style-name="T2">B</text:span>ack-End Les extensions de C#:</text:p>
      <text:p text:style-name="P4"/>
      <text:p text:style-name="P4"><text:tab/><text:span text:style-name="T3">Les fichiers et répertoires</text:span></text:p>
      <text:p text:style-name="P4"><text:tab/><text:span text:style-name="T3">La</text:span> <text:span text:style-name="T3">sérialisation</text:span></text:p>
      <text:p text:style-name="P4"><text:tab/><text:span text:style-name="T3">Les streams</text:span></text:p>
      <text:p text:style-name="P4"><text:tab/><text:span text:style-name="T3">Le data binding avec WPF</text:span></text:p>
      <text:p text:style-name="P2"><text:tab/>Les styles WPF</text:p>
      <text:p text:style-name="P4"><text:tab/><text:span text:style-name="T3">Les tasks et la Programmation asynchrone </text:span><text:span text:style-name="T4">(Le multi threadings)</text:span><text:span text:style-name="T5"> </text:span></text:p>
      <text:p text:style-name="P4"><text:tab/>Le code non-managé</text:p>
      <text:p text:style-name="P4"><text:tab/>Le cryptage symétrique</text:p>
      <text:p text:style-name="P4"><text:tab/>Le cryptage asymétrique </text:p>
      <text:p text:style-name="P4"><text:tab/><text:span text:style-name="T3">La configuration et les middlewares</text:span></text:p>
      <text:p text:style-name="P4"><text:tab/><text:span text:style-name="T3">La gestion du cache</text:span></text:p>
      <text:p text:style-name="P3"><text:tab/><text:span text:style-name="T3">Les cors</text:span></text:p>
      <text:p text:style-name="P1"><text:tab/>Les autorisations (Le token)</text:p>
      <text:p text:style-name="P1"><text:tab/><text:span text:style-name="T2">O</text:span>auth</text:p>
      <text:p text:style-name="P1"><text:tab/>Surcharge des méthodes </text:p>
      <text:p text:style-name="P1"><text:tab/>Mise en veille technologique</text:p>
      <text:p text:style-name="P1"><text:tab/><text:span text:style-name="T6">Matomo et Google Analytics </text:span></text:p>
      <text:p text:style-name="P1"><text:tab/><text:span text:style-name="T7">Regarder la fonction Invoke, pourquoi l’utilise-on ? (à faire ce soir)</text:span></text:p>
      <text:p text:style-name="P1"><text:tab/><text:span text:style-name="T7">Intégrer le dev pack dans le projet JS (dans le navigateur pour le déboguer)</text:span></text:p>
      <text:p text:style-name="P1"><text:tab/><text:span text:style-name="T8">Voir le APP inside (dans la partie Back-End)</text:span></text:p>
      <text:p text:style-name="P1"><text:tab/><text:span text:style-name="T8">Voir Automapper (en C#) </text:span></text:p>
      <text:p text:style-name="P5"><text:span text:style-name="T1"><text:tab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0T13:21:34.315000000</meta:creation-date>
    <dc:date>2023-05-10T13:21:45.160000000</dc:date>
    <meta:editing-duration>PT12S</meta:editing-duration>
    <meta:editing-cycles>1</meta:editing-cycles>
    <meta:document-statistic meta:table-count="0" meta:image-count="0" meta:object-count="0" meta:page-count="1" meta:paragraph-count="23" meta:word-count="105" meta:character-count="669" meta:non-whitespace-character-count="559"/>
    <meta:generator>LibreOffice/7.5.1.2$Windows_X86_64 LibreOffice_project/fcbaee479e84c6cd81291587d2ee68cba099e129</meta:generator>
  </office:meta>
</office:document-meta>
</file>